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24-01-08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23-01-23 1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22-02-07 0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21-01-2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20-01-29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19-01-25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18-01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17-01-11 0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16-01-13 0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15-09-10 0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15-05-19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15-01-26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14-09-22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14-01-22 0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13-01-28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1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1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1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0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0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07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0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05-03-23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0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0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0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0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200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199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1998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199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1996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199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89</text:p>
          </table:table-cell>
          <table:table-cell office:value-type="string" calcext:value-type="string">
            <text:p>MM27289</text:p>
          </table:table-cell>
          <table:table-cell office:value-type="string" calcext:value-type="string">
            <text:p>199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